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4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co40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41" style:family="table-column">
      <style:table-column-properties fo:break-before="auto" style:column-width="5.7398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5.2673in"/>
    </style:style>
    <style:style style:name="co24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0.5602in"/>
    </style:style>
    <style:style style:name="co25" style:family="table-column">
      <style:table-column-properties fo:break-before="auto" style:column-width="5.1709in"/>
    </style:style>
    <style:style style:name="co26" style:family="table-column">
      <style:table-column-properties fo:break-before="auto" style:column-width="1.5898in"/>
    </style:style>
    <style:style style:name="co27" style:family="table-column">
      <style:table-column-properties fo:break-before="auto" style:column-width="5.0528in"/>
    </style:style>
    <style:style style:name="co31" style:family="table-column">
      <style:table-column-properties fo:break-before="auto" style:column-width="1.3327in"/>
    </style:style>
    <style:style style:name="co32" style:family="table-column">
      <style:table-column-properties fo:break-before="auto" style:column-width="4.1953in"/>
    </style:style>
    <style:style style:name="co44" style:family="table-column">
      <style:table-column-properties fo:break-before="auto" style:column-width="5.8465in"/>
    </style:style>
    <style:style style:name="co34" style:family="table-column">
      <style:table-column-properties fo:break-before="auto" style:column-width="1.5472in"/>
    </style:style>
    <style:style style:name="co35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co37" style:family="table-column">
      <style:table-column-properties fo:break-before="auto" style:column-width="0.55in"/>
    </style:style>
    <style:style style:name="co38" style:family="table-column">
      <style:table-column-properties fo:break-before="auto" style:column-width="1.611in"/>
    </style:style>
    <style:style style:name="co39" style:family="table-column">
      <style:table-column-properties fo:break-before="auto" style:column-width="5.9429in"/>
    </style:style>
    <style:style style:name="co42" style:family="table-column">
      <style:table-column-properties fo:break-before="auto" style:column-width="1.3756in"/>
    </style:style>
    <style:style style:name="co43" style:family="table-column">
      <style:table-column-properties fo:break-before="auto" style:column-width="5.4819in"/>
    </style:style>
    <style:style style:name="co45" style:family="table-column">
      <style:table-column-properties fo:break-before="auto" style:column-width="1.4181in"/>
    </style:style>
    <style:style style:name="co46" style:family="table-column">
      <style:table-column-properties fo:break-before="auto" style:column-width="5.42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ll" table:style-name="ta1">
        <table:table-column table:style-name="co37" table:default-cell-style-name="ce24"/>
        <table:table-column table:style-name="co10" table:default-cell-style-name="Default"/>
        <table:table-column table:style-name="co38" table:default-cell-style-name="Default"/>
        <table:table-column table:style-name="co12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9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r. Bigglesworth</text:p>
          </table:table-cell>
          <table:table-cell office:value-type="string">
            <text:p>Beas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Kel'Thuzad's kitt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Target Dummy</text:p>
          </table:table-cell>
          <table:table-cell office:value-type="string">
            <text:p>Mech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sp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busive Sergeant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Give a minion +2 Attack this tur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ngry Chicken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rage: +5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Squire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Bloodsair Corsair</text:p>
          </table:table-cell>
          <table:table-cell office:value-type="string">
            <text:p>Pirat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Remove 1 Durability from your opponent's weap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lockwork Gnome</text:p>
          </table:table-cell>
          <table:table-cell office:value-type="string">
            <text:p>Mec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Add a Spare Part card to your han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Cogmast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s +2 Attack while you have a mech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lven Archer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oldshire Footma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rimscale Oracle</text:p>
          </table:table-cell>
          <table:table-cell office:value-type="string">
            <text:p>Murloc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ALL other Murlocs have +1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Hungry Crab</text:p>
          </table:table-cell>
          <table:table-cell office:value-type="string">
            <text:p>Beast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Destroy a Murloc and gain +2/+2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eper Gnom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eal 2 damage to the enemy hero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ghtwarden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character is healed, gain +2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rloc Raider</text:p>
          </table:table-cell>
          <table:table-cell office:value-type="string">
            <text:p>Murlo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urloc Tidecaller</text:p>
          </table:table-cell>
          <table:table-cell office:value-type="string">
            <text:p>Murloc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Murloc is summoned, gain +1 attack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ecretkeep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a Secret is played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eldbearer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uthsea Deckhand</text:p>
          </table:table-cell>
          <table:table-cell office:value-type="string">
            <text:p>Pirat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Has Charge while you have a weapon equippe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netusk Boar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dertaker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henever you summon a minion with Deathrattle, gai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oodoo Doc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Restore 2 Health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orgen Infiltrato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alth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Young Dragonhawk</text:p>
          </table:table-cell>
          <table:table-cell office:value-type="string">
            <text:p>Beast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Young Priestess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 the end of your turn, give another random friendly minion +1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Zombie Chow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Restore 5 Health to the enemy hero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cidic Swamp Ooz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stroy your opponent's weap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mani Berser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Enrage: +3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ncient Watcher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n't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noy-o-Tron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aunt. Divine Shiel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fen Rapto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loodmage Thalnos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pell Damage +1, Deathrattle: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oodsail Raider</text:p>
          </table:table-cell>
          <table:table-cell office:value-type="string">
            <text:p>Pirat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ain Attack equal to the attack of your weap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uegill Warrio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aptain's Parrot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ut a random Pirate from your deck into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razed Alchem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Swap the Attack and Health of a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ire Wolf Alpha</text:p>
          </table:table-cell>
          <table:table-cell office:value-type="string">
            <text:p>Beast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Adjacent minions have +1 Attack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oomsayer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t the start of your turn, destroy ALL minions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3-Epic</text:p>
          </table:table-cell>
          <table:table-cell office:value-type="string">
            <text:p>Echoing Ooz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attlecry: Summon an exact copy of this minion at the end of the turn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Explosive Sheep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athrattle: Deal 2 damage to all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aerie Dragon</text:p>
          </table:table-cell>
          <table:table-cell office:value-type="string">
            <text:p>Drag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an't be targeted by spells of Hero Power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wolf Grun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Gilblin Stalk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unted Creeper</text:p>
          </table:table-cell>
          <table:table-cell office:value-type="string">
            <text:p>Bea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ummon two 1/1 Spectral Spid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ronbeak Owl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ilence a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Knife Juggl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summon a minion, deal 1 damage to a random enemy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bold Geomanc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ot Hoarde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athrattle: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Lorewalker Cho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henever a player casts a spell, put a copy into the other player's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Bomb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eal 3 damage randomly split between all other charact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ad Scientist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Deathrattle: Put a Secret from your deck into the battlefiel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na Addic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2 Attack this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na Wraith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ALL minions cost (1) mor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ster Sword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At the end of your turn, give another random friendly minion +1 Attack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warp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Your Mechs cost (1) les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cro Machine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t the start of each turn, gain +1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illhouse Manastorm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Enemy spells cost (0) next tur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urloc Tidehunter</text:p>
          </table:table-cell>
          <table:table-cell office:value-type="string">
            <text:p>Murloc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Summon a 1/1 Murloc Scou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Nat Pagle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 the start of your turn, you have a 50% chance to draw an extr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erub'ar Weblord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ll minions with Battlecry cost (2) more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Nerubian Egg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eathrattle: Summon a 4/4 Nerubia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ovice Engineer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attlecry: Draw a car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Pint-Sized Summon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The first minion you play each turn costs (1) les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Puddlestomper</text:p>
          </table:table-cell>
          <table:table-cell office:value-type="string">
            <text:p>Murlo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Recombobulato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Transform a friendly minion into a random minion with the same Cost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iver Crocolisk</text:p>
          </table:table-cell>
          <table:table-cell office:value-type="string">
            <text:p>Beast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ip's Cannon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Pirate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nesplinter Trogg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r opponent casts a spell, gain +1 Attack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fury Protector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Unstable Ghoul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aunt. Deathrattle: Deal 1 damage to all minion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Wild Pyromanc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After you cast a spell, deal 1 damage to ALL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Youthful Brewma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colyte of Pain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this minion takes damage, draw a card.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larm-o-Bot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start of your turn, swap this minion with a random one in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rcane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Battlecry: Give your opponent a Mana Crystal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Big Game Hun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stroy a minion with an Attack of 7 or more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Blood Knigh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All minions lose Divine Shield. Gain +3/+3 for each Shield los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ldlight Oracle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Each player draws 2 ca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Coldlight Seer</text:p>
          </table:table-cell>
          <table:table-cell office:value-type="string">
            <text:p>Murlo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LL other Murlocs +2 Health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alaran Mag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ncing Sword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Deathrattle: Your opponent draws a card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Deathlord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aunt. Deathrattle: Your opponent puts a minion from their deck into the battlefiel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Demolisher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deal 2 damage to a random enemy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arthen Ring Farse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Restore 3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Emperor Cobr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lesheating Ghou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friendly minion dies, gain +1 Attack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ying Machine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nomeregan Infantry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arge. Taunt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nomish Experiement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Draw a card. If it's a minion, transform it into a Chicke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Sapp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Has +4 Attack while your opponent has 6 or more cards in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Harvest Golem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eathrattle: Summon a 2/1 Damaged Golem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Hobgoblin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play a 1-Attack minion, give it +2/+2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lluminat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If you control a Secret at the end of your turn, restore 4 health to your hero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mp Master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At the end of your turn, deal 1 damage to this minion and summon a 1/1 Imp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Injured Blademast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Battlecry: Deal 4 damage to HIMSELF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forge Rifleman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fur Grizzly</text:p>
          </table:table-cell>
          <table:table-cell office:value-type="string">
            <text:p>Beast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Tau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Jungle Panther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ealth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King Mukla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ive your opponent 2 Banana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Lil' Exorc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Battlecry: Gain +1/+1 for each enemy Deathrattle mini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gma Racer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ind Control Tech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r opponent has 4 or more minions, take control of one at random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urloc Warleader</text:p>
          </table:table-cell>
          <table:table-cell office:value-type="string">
            <text:p>Murloc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ALL other Murlocs have +2/+1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gre Brut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50% chance to attack the wrong enemy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Questing Adventur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Whenever you play a card, gain +1/+1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aging Worge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Enrage: Windfury and +1 Attack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aid Leader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our other minions have +1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azorfen Hunter</text:p>
          </table:table-cell>
          <table:table-cell office:value-type="string">
            <text:p>(Beast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Summon a 1/1 Boa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carlet Crusa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3-Epic</text:p>
          </table:table-cell>
          <table:table-cell office:value-type="string">
            <text:p>Shade of Naxxramas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tealth. At the start of your turn, gai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ttered Sun-Cleric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friendly minio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lverback Patriarch</text:p>
          </table:table-cell>
          <table:table-cell office:value-type="string">
            <text:p>Beas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outhsea Captain</text:p>
          </table:table-cell>
          <table:table-cell office:value-type="string">
            <text:p>Pirate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Your other Pirates have +1/+1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Spider Tank</text:p>
          </table:table-cell>
          <table:table-cell office:value-type="string">
            <text:p>Mech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oneskin Gargoyl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start of your turn, restore this minion to full Health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auren Warrio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aunt. Enrage: +3 Attack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Thrallmar Farse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indfur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inkertown Technician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If you have a Mech, gain +1/+1 and add a Spare Part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inkmaster Overspark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Transform another random minion into a 5/5 Devilsaur or a 1/1 Squirrel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olfrider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ncient Brewmaster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turn a friendly minion from the battlefield 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ncient Mag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djacent minions Spell Damage +1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Arcane Nullifier X-91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Taunt. Can't be targeted by spells or Hero Powers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Baron Rivendare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Your minions trigger their Deathrattles twic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urly Rockjaw Trogg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r opponent casts a spell, gain +2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illwind Yet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ult Mast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one of your other minions dies, draw a car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Iron Dwarf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minion +2 Attack this tur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efender of Argus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djacent minions +1/+1 and Taunt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ragonling Mechanic</text:p>
          </table:table-cell>
          <table:table-cell office:value-type="string">
            <text:p>(Mech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Summon a 2/1 Mechanical Dragonling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ead Corsair</text:p>
          </table:table-cell>
          <table:table-cell office:value-type="string">
            <text:p>Pirat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aunt. Costs (1) less per Attack of your weapon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nhance-o Mechano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other minions Windfury, Taunt, or Divine Shield (at random)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nomish Invento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Battlecry: Draw a card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Jeeves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At the end of each player's turn, that player draws until they have 3 card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Kezan Mystic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ake control of a random enemy Secre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ost Tallstrider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Mechanical Yeti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Give each player a Spare Par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Mini-Mag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alth. Spell Damage +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ogu'shan Warde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asis Snapjaw</text:p>
          </table:table-cell>
          <table:table-cell office:value-type="string">
            <text:p>Beas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Ogre Magi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Old Murk Eye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arge, Has +1 Attack for each other Murloc on the battlefiel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iloted Shredder</text:p>
          </table:table-cell>
          <table:table-cell office:value-type="string">
            <text:p>Mech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Deathrattle: Summon a random 2-Cost mini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en'jin Shieldmasta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moon Guardia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llbreaker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Silence a mini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wind Knight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Charg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Twilight Drake</text:p>
          </table:table-cell>
          <table:table-cell office:value-type="string">
            <text:p>Dragon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cry: Gain +1 Health for each card in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Violet Teacher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henever you cast a spell, summon a 1/1 Violet Apprentice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Wailing Sou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Silence your other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bominati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aunt. Deathrattle: Deal 2 damage to ALL characters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tique Heal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Restore 8 Health to your hero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zure Drake</text:p>
          </table:table-cell>
          <table:table-cell office:value-type="string">
            <text:p>Dragon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pell Damage +1. Battlecry: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lingtron 3000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Battlecry: Equip a random weapon for each player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Bomb Lobbe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Deal 4 damage to a random enemy minio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ooty Bay Bodyguard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Taunt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aptain Greenskin</text:p>
          </table:table-cell>
          <table:table-cell office:value-type="string">
            <text:p>Pirat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Give your weapon +1/+1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arkscale Heal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Restore 2 Health to all friendly character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Elite Tauren Chieftain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Give both players the power to ROCK! (with a Power Chord card)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aceless Manipulator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Choose a minion and become an exact copy of i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el Reaver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Whenever your opponent plays a card, discard the top 3 cards of your deck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en Creep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Feugen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Deathrattle: If Stalagg also died this game, summon Thaddiu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wolf Warlor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Gain +1/+1 for each other friendly minion on the battlefiel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rubashi Berserk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Whenever this minion takes damage, gain +3 Attack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Harrison Jones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stroy your opponent's weapon and draw cards equal to its Durability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Hemet Nesingwa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attlecry: Destroy a Beas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Junkbot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a friendly Mech dies, gain +2/+2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Leeroy Jenkins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harge, Battlecry: Summon two 1/1 Whelps for your opponent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Loatheb</text:p>
          </table:table-cell>
          <table:table-cell/>
          <table:table-cell table:number-columns-repeated="3" office:value-type="float" office:value="5">
            <text:p>5</text:p>
          </table:table-cell>
          <table:table-cell office:value-type="string">
            <text:p>Battlecry: Enemy spells cost (5) more next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Madder Bomber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Deal 6 damage randomly split between all other character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imiron's Head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t the start of your turn, if you have at least 3 Mechs, destroy them all and form V-07-TR-ON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ightblad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Deal 3 damage to the enemy hero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alty Dog</text:p>
          </table:table-cell>
          <table:table-cell office:value-type="string">
            <text:p>Pirat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ver Hand Knight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Summon a 2/2 Squire.</text:p>
          </table:table-cell>
        </table:table-row>
        <table:table-row table:style-name="ro3">
          <table:table-cell office:value-type="string">
            <text:p>2n</text:p>
          </table:table-cell>
          <table:table-cell office:value-type="string">
            <text:p>2-Rare</text:p>
          </table:table-cell>
          <table:table-cell office:value-type="string">
            <text:p>Sludge Belcher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Taunt. Deathrattle: Summon a 1/2 Slime with Taun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pectral Knight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n't be targeted by spells of Hero Powers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piteful Smith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Enrage: Your weapon has +2 Attack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Stalagg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Deathrattle: If Feugen also died this game, summon Thaddiu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tampeding Kodo</text:p>
          </table:table-cell>
          <table:table-cell office:value-type="string">
            <text:p>Beas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Battlecry: Destroy a random enemy minion with 2 or less Atta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pike Commando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ttlecry: Deal 2 damage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tranglethorn Tiger</text:p>
          </table:table-cell>
          <table:table-cell office:value-type="string">
            <text:p>Beast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Venture Co. Mercenary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Your minions cost (3) more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hmage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pell Damage +1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rgent Command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harge. Divine Shield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oulderfist Ogre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airne Bloodhoof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eathrattle: Summon a 4/5 Baine Bloodhoof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rost Elemental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Freeze a character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adgetzan Auctione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Whenever you cast a spell, draw a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Gazlowe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Whenever you cast a 1-mana spell, add a random Mech to your hand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Gelbin Mekkatorque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Summon an AWESOME invent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Hogg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At the end of your turn, summon a 2/2 Gnoll with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Illidan Stormrage</text:p>
          </table:table-cell>
          <table:table-cell office:value-type="string">
            <text:p>Demo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enever you play a card, summon a 2/1 Flame of Azzinoth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ord of the Arena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Taunt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Maexxna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Destroy any minion damaged by this min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ogor the Ogre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ll minions have a 50% chance to attack the wrong enemy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iloted Sky Golem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Deathrattle: Summon a random 4-Cost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riestess of Elune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Restore 4 Health to your hero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eckless Rockete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unwalker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aunt. Divine Shield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Sylvanas Windrunner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Take control of a random enemy min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he Beast</text:p>
          </table:table-cell>
          <table:table-cell office:value-type="string">
            <text:p>Beast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ummon a 3/3 Finkle Einhorn for your oppone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he Black Knigh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Destroy an enemy minion with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Toshley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Battlecry and Deathrattle: Add a Spare Part card to your hand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indfury Harpy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Windfury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Baron Geddo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At the end of your turn, deal 2 damage to ALL other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re Hound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Dr. Boom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Summon two 1/1 Boom Bots. WARNING: Bots may explode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Ravenholdt Assassin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tealth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ormwind Champion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Your other minions have +1/+1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Troggzor the Earthinato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Whenever your opponent casts a spell, summon a Burly Rockjaw Trogg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 Golem</text:p>
          </table:table-cell>
          <table:table-cell/>
          <table:table-cell table:number-columns-repeated="3" office:value-type="float" office:value="7">
            <text:p>7</text:p>
          </table:table-cell>
          <table:table-cell/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Foe Reaper 4000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Also damages the minions next to whomever he attacks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Force-Tank MAX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ivine Shiel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Gruul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At the end of each turn, gain +1/+1.</text:p>
          </table:table-cell>
        </table:table-row>
        <table:table-row table:style-name="ro3">
          <table:table-cell office:value-type="string">
            <text:p>1n</text:p>
          </table:table-cell>
          <table:table-cell office:value-type="string">
            <text:p>4-Legendary</text:p>
          </table:table-cell>
          <table:table-cell office:value-type="string">
            <text:p>Kel'Thuzad</text:p>
          </table:table-cell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At the end of each turn, summon all friendly minions that died this tur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Ragnaros the Firelord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Can't Attack. At the end of your turn, deal 8 damage to a random enemy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Sneed's Old Shredder</text:p>
          </table:table-cell>
          <table:table-cell office:value-type="string">
            <text:p>Mech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Deathrattle: Summon a random legendary minion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Alexstrasz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et a hero's remaining Health to 15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ygos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Spell Damage +5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ekgineer Thermaplugg</text:p>
          </table:table-cell>
          <table:table-cell office:value-type="string">
            <text:p>Mech</text:p>
          </table:table-cell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Whenever an enemy minion dies, summon a Leper Gnome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Nozdormu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Players only have 15 seconds to take their turns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Onyxi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Battlecry: Summon 1/1 Whelps until your side of the battlefield is full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Ysera</text:p>
          </table:table-cell>
          <table:table-cell office:value-type="string">
            <text:p>Drago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At the end of your turn, draw a Dream car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Deathwing</text:p>
          </table:table-cell>
          <table:table-cell office:value-type="string">
            <text:p>Dragon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Battlecry: Destroy all other minions and discard your han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ea Giant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minion on the battlefield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Clockwork Giant</text:p>
          </table:table-cell>
          <table:table-cell office:value-type="string">
            <text:p>Mech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card in your opponent's han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ountain Giant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other card in your han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olten Giant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osts (1) less for each damage your hero has taken.</text:p>
          </table:table-cell>
        </table:table-row>
        <table:table-row table:style-name="ro1" table:number-rows-repeated="10483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ruid" table:style-name="ta1">
        <table:table-column table:style-name="co14" table:default-cell-style-name="ce24"/>
        <table:table-column table:style-name="co10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3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nnervat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ain 2 Mana Crystals this turn only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oonfir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aw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hero +2 Attack this turn and 2 Armor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aturaliz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minion. Your opponent draws 2 card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avager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damage equal to your hero's Attack to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odized Robo Cub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Taunt. Choose One – +1 Attack; or +1 Health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ark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Taunt and +2/+2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wer of the Wild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Give your minions +1/+1; or Summon a 3/2 Panther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ld Grow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ain an empty Mana Crysta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Wrath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oose One – Deal 3 damage to a minion; or 1 damage and draw a car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Grove Te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Give each player a Mana Crystal; or Each player draws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aling Touc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Restore 8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ark of Natur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hoose One – Give a minion +4 Attack; or +4 Health and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vage Roa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your characters +2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Bit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hero +4 Attack this turn and 4 Armor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Keeper of the Grove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hoose One – Deal 2 damage; or Silence a minion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Poison Seed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stroy all minions and summon 2/2 Treants to replace the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oul of the Forest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minions “Deathrattle: Summon a 2/2 Treant.”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wip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 to an enemy and 1 damage to all other minion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Claw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hoose One – Charge; or +2 Health and Taunt.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ruid of the Fang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attlecry: If you have a Beast, transform this minion into a 7/7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Nouris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Gain 2 Mana Crystals; or Draw 3 cards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tarfal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hoose One – Deal 5 damage to a minion; or 2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Dark Wispers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Force of Natu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ummon three 2/2 Treants with Charge that die at the end of the tur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ech-Bear-Cat</text:p>
          </table:table-cell>
          <table:table-cell office:value-type="string">
            <text:p>Mech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Whenever this minion takes damage, add a Spare Part card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Recycl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huffle an enemy minion into your opponent's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tarfire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5 damage. Draw a car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Ancient of Lore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Draw 2 cards; or Restore 5 Health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Ancient of War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Malorne</text:p>
          </table:table-cell>
          <table:table-cell office:value-type="string">
            <text:p>Beas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Deathrattle: Shuffle this minion into your deck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Ironbark Protector</text:p>
          </table:table-cell>
          <table:table-cell/>
          <table:table-cell table:number-columns-repeated="3" office:value-type="float" office:value="8">
            <text:p>8</text:p>
          </table:table-cell>
          <table:table-cell office:value-type="string">
            <text:p>Taunt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Cenarius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Choose One – Give your other minions +2/+2; or Summon two 2/2 Treants with Taun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Tree of Life</text:p>
          </table:table-cell>
          <table:table-cell office:value-type="string">
            <text:p>SPELL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Restore all characters to full Health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unter" table:style-name="ta1">
        <table:table-column table:style-name="co14" table:default-cell-style-name="ce13"/>
        <table:table-column table:style-name="co10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1" table:default-cell-style-name="Default"/>
        <table:table-column table:style-name="co10" table:number-columns-repeated="1016" table:default-cell-style-name="Default"/>
        <table:table-row table:style-name="ro1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style-name="ce18"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5" office:value-type="string" calcext:value-type="string">
            <text:p>4-Legendary</text:p>
          </table:table-cell>
          <table:table-cell table:style-name="ce15" office:value-type="string" calcext:value-type="string">
            <text:p>Gahz'rilla</text:p>
          </table:table-cell>
          <table:table-cell table:style-name="ce15" office:value-type="string" calcext:value-type="string">
            <text:p>Beas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" calcext:value-type="float">
            <text:p>9</text:p>
          </table:table-cell>
          <table:table-cell table:style-name="ce15" office:value-type="string" calcext:value-type="string">
            <text:p>Whenever this minion takes damage, double its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6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14" table:default-cell-style-name="ce24"/>
        <table:table-column table:style-name="co10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46" table:default-cell-style-name="Default"/>
        <table:table-row table:style-name="ro3">
          <table:table-cell table:style-name="ce23" office:value-type="string">
            <text:p>Owned</text:p>
          </table:table-cell>
          <table:table-cell table:style-name="ce23" office:value-type="string">
            <text:p>Rarity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Race</text:p>
          </table:table-cell>
          <table:table-cell table:style-name="ce23" office:value-type="string">
            <text:p>Mana</text:p>
          </table:table-cell>
          <table:table-cell table:style-name="ce23" office:value-type="string">
            <text:p>Attack</text:p>
          </table:table-cell>
          <table:table-cell table:style-name="ce23" office:value-type="string">
            <text:p>Health</text:p>
          </table:table-cell>
          <table:table-cell table:style-name="ce23" office:value-type="string">
            <text:p>Effect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Missles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randomly split among enemy characters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Ice Lanc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reeze a character. If it was already Frozen, deal 4 damage instead.</text:p>
          </table:table-cell>
        </table:table-row>
        <table:table-row table:style-name="ro3">
          <table:table-cell/>
          <table:table-cell office:value-type="string">
            <text:p>1-Common</text:p>
          </table:table-cell>
          <table:table-cell office:value-type="string">
            <text:p>Mana Wyrm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you cast a spell, gain +1 Attack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rror Imag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ummon two 0/2 minions with Taun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Explosi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 to all enemy minion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Flamecanno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4 damage to a random enemy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nowchugger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Freeze andy character damaged by this mini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orcerer's Apprentic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our spells cost (1) les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Unstable Port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dd a random minion to your hand. It costs (3) les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e Intellec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2 cards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Counterspell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casts a spell, Counter i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plicat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friendly minion dies, put 2 copies of it into your han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Nova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Freeze all enemy minion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bol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3 damage to a character and Freeze it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ce Barri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is attacked, gain 8 Armor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Ice Block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Kirin Tor Mage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The next Secret you play this turn costs (0)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Mirror Entity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your opponent plays a minion, summon a copy of it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Soot Spewer</text:p>
          </table:table-cell>
          <table:table-cell office:value-type="string">
            <text:p>Mech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Spell Damage +1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Spellbender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n enemy casts a spell on a minion, summon a 1/3 as the new target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Vaporize</text:p>
          </table:table-cell>
          <table:table-cell office:value-type="string">
            <text:p>SECRET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ecret: When a minion attacks your hero, destroy it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e of Cold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reeze a minion and the minions next to it, and then deal 1 damage to them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Echo of Mediv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each friendly minion into your hand.</text:p>
          </table:table-cell>
        </table:table-row>
        <table:table-row table:style-name="ro3">
          <table:table-cell/>
          <table:table-cell office:value-type="string">
            <text:p>2-Rare</text:p>
          </table:table-cell>
          <table:table-cell office:value-type="string">
            <text:p>Etheral Arcanist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f you control a Secret at the end of your turn, gain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b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6 damage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Goblin Blastmage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Battlecry: If you have a Mech, deal 4 damage randomly split among all enemie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Polymorp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Transform a minion into a 1/1 Sheep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ter Elemental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Freeze any character damaged by this minion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Wee Spellstopper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djacent minions can't be targeted by spells or Hero Power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Blizzard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2 damage to all enemy minions and Freeze them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Archmage Antonida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>
            <text:p>4-Legendary</text:p>
          </table:table-cell>
          <table:table-cell office:value-type="string">
            <text:p>Flame Leviathan</text:p>
          </table:table-cell>
          <table:table-cell office:value-type="string">
            <text:p>Mech</text:p>
          </table:table-cell>
          <table:table-cell table:number-columns-repeated="3" office:value-type="float" office:value="7">
            <text:p>7</text:p>
          </table:table-cell>
          <table:table-cell office:value-type="string">
            <text:p>When you draw this, deal 2 damage to all characters.</text:p>
          </table:table-cell>
        </table:table-row>
        <table:table-row table:style-name="ro3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strike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al 4 damage to all enemy minions.</text:p>
          </table:table-cell>
        </table:table-row>
        <table:table-row table:style-name="ro3">
          <table:table-cell/>
          <table:table-cell office:value-type="string">
            <text:p>3-Epic</text:p>
          </table:table-cell>
          <table:table-cell office:value-type="string">
            <text:p>Pyroblast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Deal 10 damage.</text:p>
          </table:table-cell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ladin" table:style-name="ta1">
        <table:table-column table:style-name="co14" table:default-cell-style-name="ce5"/>
        <table:table-column table:style-name="co10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3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veng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give a random friendly minion +3/+2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Migh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3 Attack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Blessing of Wisdo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oose a minion. Whenever it attacks draw a car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ye for an Ey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hero takes damage, deal that much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nd of Protect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Divine Shiel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umidity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Light's Justice</text:p>
          </table:table-cell>
          <table:table-cell office:value-type="string">
            <text:p>WEAPON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Noble Sacrifi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an enemy attacks, summon a 2/1 defender as the new targe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demption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one of your minions dies, return it to life with 1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pentance</text:p>
          </table:table-cell>
          <table:table-cell office:value-type="string">
            <text:p>SECRET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ecret: When your opponent plays a minion, reduce its Health to 1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rgent Protecto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Give a friendly minion Divine Shiel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Equalit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Change the Health of ALL minions to 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6 Health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eal of Ligh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store 4 Health to your hero and gain +2 Attack this turn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Shielded Minibot</text:p>
          </table:table-cell>
          <table:table-cell office:value-type="string">
            <text:p>Mech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Divine Shiel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Aldor Peacekeeper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Battlecry: Change an enemy minion's Attack to 1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hammer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attlecry: Give a random friendly minion Divine Shield and Taun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Divine Favor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cards until you have as many in hand as your opponen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Muster for Battl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hree 1/1 Silver Hand Recruits. Equip a 1/4 Weapon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arlet Purifier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attlecry: Deal 2 damage to all minions with Deathrattle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Sword of Justic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Whenever you summon a minion, give it +1/+1 and this loses 1 Durabilit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essing of King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a minion +4/+4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onsecration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2 damage to all enemies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ammer of Wrath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3 damage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ruesilver Champion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Whenever your hero attacks, restore 2 Health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essed Champion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ouble a minion's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Bolvar Fordragon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Whenever a friendly minion dies while this is in your hand, gain +1 Attack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Cobalt Guardian</text:p>
          </table:table-cell>
          <table:table-cell office:value-type="string">
            <text:p>Mech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Whenever you summon a Mech, gain Divine Sh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Holy Wrath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raw a card and deal damage equal to its cost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Quartermaster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your Silver Hand Recruits +2/+2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3-Epic</text:p>
          </table:table-cell>
          <table:table-cell office:value-type="string">
            <text:p>Avenging Wrat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8 damage randomly split among enemy character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Guardian of Kings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Battlecry: Restore 6 Health to your hero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Lay on Hands</text:p>
          </table:table-cell>
          <table:table-cell office:value-type="string">
            <text:p>SPELL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Restore 8 Health. Draw 3 cards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irion Fordring</text:p>
          </table:table-cell>
          <table:table-cell/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Divine Shield, Taunt, Deathrattle: Equip a 5/3 Ashbringer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Priest" table:style-name="ta1">
        <table:table-column table:style-name="co14" table:default-cell-style-name="ce5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ircle of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4 Health to ALL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ilenc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ilence a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Smi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2 dama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Inner Fir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hange a minion's Attack to be equal to its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 of the Naaru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Restore 3 Health. If the target is still damaged, summon a Lightwarde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Visi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ut a copy of a random card in your opponent's hand into your han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Northshire Cleric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henever a minion is healed, draw a car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Power Word: Shiel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Health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hadowbomber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ttlecry: Deal 3 damage to each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ivine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ouble a minion's Health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Lightwell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t the start of your turn, restore 3 Health to a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Blas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5 damage to the enemy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dow Word: Pain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 with an Attack of 3 or les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hadowboxer</text:p>
          </table:table-cell>
          <table:table-cell office:value-type="string">
            <text:p>Mech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a character is healed, deal 1 damage to a random enemy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hrinkmeister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a minion -2 Attack this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ark Cultist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Deathrattle: Give a random friendly minion +3 Health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adow Word: Death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stroy a minion with an Attack of 5 or more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hadowf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Your Hero Power becomes 'Deal 2 damage'. If already in Shadowform: 3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houghtsteal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Copy 2 cards from your opponent's deck and put them into your han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Velen's Chosen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minion +2/+4 and Spell Damage +1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Auchenai Soulpriest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Your cards and powers that restore Health now deal damage instea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Lightspawn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is minion's Attack is always equal to its Health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ass Dispe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ilence all enemy minions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Mindgame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copy of a random minion from your opponent's deck into the battlefiel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adow Madness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12" office:value-type="string">
            <text:p>Gain control of an enemy minion with 3 or less Attack until end of tur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Holy Fir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5 damage. Restore 5 Health to your hero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oly Nova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al 2 damage to all enemies. Restore 2 Health to all friendly characters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Upgraded Repair Bot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Battlecry: Give a friendy Mech +4 Healt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Vol'jin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attlecry: Swap Health with another minion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abal Shadow Priest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Battlecry: Take control of an enemy minion that has 2 or less Attack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Lightbomb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Deal damage to each minion equal to its Attack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Temple Enforcer</text:p>
          </table:table-cell>
          <table:table-cell/>
          <table:table-cell table:number-columns-repeated="3" office:value-type="float" office:value="6">
            <text:p>6</text:p>
          </table:table-cell>
          <table:table-cell office:value-type="string">
            <text:p>Battlecry: Give a minion +3 Healt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Prophet Vele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Double the damage and healing of your spells and Hero Pow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Mind Control</text:p>
          </table:table-cell>
          <table:table-cell office:value-type="string">
            <text:p>SPELL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Take control of an enemy minion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Rogue" table:style-name="ta1">
        <table:table-column table:style-name="co14" table:default-cell-style-name="ce5"/>
        <table:table-column table:style-name="co10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7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ackstab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2 damage to an undamaged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reparation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The next spell you cast this turn costs (3) less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hadowstep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turn a friendly minion to your hand. It costs (2) less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drenaline Rush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raw a card. Combo: Draw 2 cards instead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Cold Bloo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minion +2 Attack. Combo: +4 Attack instead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onceal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minions Stealth until your next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Deadly Pois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your weapon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inister Strik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 to the enemy hero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etrayal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Force an enemy minion to deal the damage to the minions next to it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Blade Flur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your weapon and deal its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Defias Ringleade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Combo: Summon a 2/1 Defias Band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Eviscer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. Combo: Deal 4 damage instead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Goblin Auto-Barber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attlecry: Give your weapon +1 Attack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ne-eyed Cheat</text:p>
          </table:table-cell>
          <table:table-cell office:value-type="string">
            <text:p>Pirat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henever you summon a Pirate, gain Stealth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Patient Assass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Stealth. Destroy any minion damaged by this minio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ap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Return an enemy minion to your opponent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v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1 damage. Draw a car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Cogmaster's Wrench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Has +2 Attack while you have a Mech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Edwin VanCleef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ombo: Gain +2/+2 for each card played earlier this tur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an of Knives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ll enemy minions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Headcra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 damage to the enemy hero. Combo: Return this to your hand next tur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Iron Sensei</text:p>
          </table:table-cell>
          <table:table-cell office:value-type="string">
            <text:p>Mech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At the end of your turn, give another friendly Mech +2/+2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Perdition's Blade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Battlecry: Deal 1 damage. Combo: Deal 2 instead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I:7 Agent</text:p>
          </table:table-cell>
          <table:table-cell/>
          <table:table-cell table:number-columns-repeated="3" office:value-type="float" office:value="3">
            <text:p>3</text:p>
          </table:table-cell>
          <table:table-cell office:value-type="string">
            <text:p>Combo: Deal 2 damage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Anub'ar Ambush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Deathrattle: Return a random friendly minion to your han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Master of Disguise</text:p>
          </table:table-cell>
          <table:table-cell/>
          <table:table-cell table:number-columns-repeated="3" office:value-type="float" office:value="4">
            <text:p>4</text:p>
          </table:table-cell>
          <table:table-cell office:value-type="string">
            <text:p>Battlecry: Give a friendly minion Stealth.</text:p>
          </table:table-cell>
        </table:table-row>
        <table:table-row table:style-name="ro1">
          <table:table-cell/>
          <table:table-cell office:value-type="string">
            <text:p>1-Common</text:p>
          </table:table-cell>
          <table:table-cell office:value-type="string">
            <text:p>Tinker's Sharpsword Oi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Give your weapon +3 Attack. Combo: Give a random friendly minion +3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's Blade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ssassinate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n enemy minion.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Ogre Ninja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Stealth. 50% chance to attack the wrong enem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Kidnapp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ombo: Return a minion to its owner's hand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Trade Prince Gallywix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Whenever your opponent casts a spell, gain a copy of it and give them a Coin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Vanish</text:p>
          </table:table-cell>
          <table:table-cell office:value-type="string">
            <text:p>SPELL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Return all minions to their owner's hand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print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raw 4 cards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aman" table:style-name="ta1">
        <table:table-column table:style-name="co14" table:default-cell-style-name="ce5"/>
        <table:table-column table:style-name="co1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2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ncestral Healing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Restore a minion to full Health and give it Taunt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Totemic Might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Give your Totems +2 Health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ust Devil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indfury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Earth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ilence a minion then deal 1 damage to it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Forked Lightning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Deal 2 damage to 2 random enemy minions.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Lightning Bolt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3 damage. Overload: (1)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rost Shock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n enemy character and Freeze it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Rockbiter Weapon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ive a friendly character +3 Attack this turn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ncestral Spiri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“Deathrattle: Resummon this minion.”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Vitality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restore 4 Health to your hero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ackl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3-6 damage. Overload: (1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Reincarnat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stroy a minion, then return it to life with full Healt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Stormforged Axe</text:p>
          </table:table-cell>
          <table:table-cell office:value-type="string">
            <text:p>WEAP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Overload: (1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hirling Zap-o-matic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Windfury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lametongue Totem</text:p>
          </table:table-cell>
          <table:table-cell office:value-type="string">
            <text:p>Tote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djacent minions have +2 attack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fury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minion Windfury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Far Sigh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raw a card. That card costs (3) les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eral Spiri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Summon two 2/3 Spirit Wolves with Taunt. Overload: (2)</text:p>
          </table:table-cell>
        </table:table-row>
        <table:table-row table:style-name="ro2">
          <table:table-cell/>
          <table:table-cell office:value-type="string">
            <text:p>2-Rare</text:p>
          </table:table-cell>
          <table:table-cell office:value-type="string">
            <text:p>Lava Burst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5 damage. Overload: (2)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Lightning Storm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2-3 damage to all enemy minions. Overload: (2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Mana Tide Totem</text:p>
          </table:table-cell>
          <table:table-cell office:value-type="string">
            <text:p>Tote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t the end of your turn,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Powermace</text:p>
          </table:table-cell>
          <table:table-cell office:value-type="string">
            <text:p>WEAPON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eathrattle: Give a random friendly Mech +2/+2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Unbound Elemental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you play a card with Overload, gain +1/+1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x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Transform a minion into a 0/1 Frog with Taunt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Ancestor's Call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Put a random minion from each player's hand into the battlefield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Siltfin Spiritwalker</text:p>
          </table:table-cell>
          <table:table-cell office:value-type="string">
            <text:p>Murlo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Whenever another friendly Murloc dies, draw a card. Overload: (1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Dunemaul Shaman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Windfury, Overload: (1). 50% chance to attack the wrong enemy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indspeaker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Give a friendly minion Windfury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Doomhammer</text:p>
          </table:table-cell>
          <table:table-cell office:value-type="string">
            <text:p>WEAPON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Windfury, Overload: (2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-Epic</text:p>
          </table:table-cell>
          <table:table-cell office:value-type="string">
            <text:p>Earth Elemental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aunt, Overload: (3)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Bloodlust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ive your minions +3 Attack this turn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re Elemental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Deal 3 damage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Neptulon</text:p>
          </table:table-cell>
          <table:table-cell/>
          <table:table-cell table:number-columns-repeated="3" office:value-type="float" office:value="7">
            <text:p>7</text:p>
          </table:table-cell>
          <table:table-cell office:value-type="string">
            <text:p>Battlecry: Add 4 random Murlocs to your hand. Overload: (3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-Legendary</text:p>
          </table:table-cell>
          <table:table-cell office:value-type="string">
            <text:p>Al'Akir the Windlord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Windfury, Charge, Divine Shield, Taunt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table:number-columns-repeated="2"/>
          <table:table-cell office:value-type="string">
            <text:p>Healing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t the end of your turn, restore 1 Health to all friendly minions.</text:p>
          </table:table-cell>
        </table:table-row>
        <table:table-row table:style-name="ro2">
          <table:table-cell table:number-columns-repeated="2"/>
          <table:table-cell office:value-type="string">
            <text:p>Searing Totem</text:p>
          </table:table-cell>
          <table:table-cell office:value-type="string">
            <text:p>Totem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oneclaw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aunt</text:p>
          </table:table-cell>
        </table:table-row>
        <table:table-row table:style-name="ro2">
          <table:table-cell table:number-columns-repeated="2"/>
          <table:table-cell office:value-type="string">
            <text:p>Wrath of Air Totem</text:p>
          </table:table-cell>
          <table:table-cell office:value-type="string">
            <text:p>Tot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pell Damage +1</text:p>
          </table:table-cell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lock" table:style-name="ta1">
        <table:table-column table:style-name="co14" table:default-cell-style-name="ce13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44" table:default-cell-style-name="Default"/>
        <table:table-row table:style-name="ro2">
          <table:table-cell table:style-name="ce11" office:value-type="string" calcext:value-type="string">
            <text:p>Owned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ce</text:p>
          </table:table-cell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-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-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2">
          <table:table-cell/>
          <table:table-cell office:value-type="string" calcext:value-type="string">
            <text:p>1-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0-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2">
          <table:table-cell/>
          <table:table-cell office:value-type="string" calcext:value-type="string">
            <text:p>2-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2">
          <table:table-cell/>
          <table:table-cell office:value-type="string" calcext:value-type="string">
            <text:p>3-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2">
          <table:table-cell/>
          <table:table-cell office:value-type="string" calcext:value-type="string">
            <text:p>4-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Warrior" table:style-name="ta1">
        <table:table-column table:style-name="co14" table:default-cell-style-name="ce5"/>
        <table:table-column table:style-name="co10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35" table:default-cell-style-name="Default"/>
        <table:table-row table:style-name="ro1">
          <table:table-cell table:style-name="ce4" office:value-type="string">
            <text:p>Owned</text:p>
          </table:table-cell>
          <table:table-cell table:style-name="ce4" office:value-type="string">
            <text:p>Rarity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Race</text:p>
          </table:table-cell>
          <table:table-cell table:style-name="ce4" office:value-type="string">
            <text:p>Mana</text:p>
          </table:table-cell>
          <table:table-cell table:style-name="ce4" office:value-type="string">
            <text:p>Attack</text:p>
          </table:table-cell>
          <table:table-cell table:style-name="ce4" office:value-type="string">
            <text:p>Health</text:p>
          </table:table-cell>
          <table:table-cell table:style-name="ce4" office:value-type="string">
            <text:p>Effec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Inner Rage</text:p>
          </table:table-cell>
          <table:table-cell office:value-type="string">
            <text:p>SPELL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Execute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stroy a damaged enemy minion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Shield Slam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 minion for each Armor you hav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Upgrade!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f you have a weapon, give it +1/+1. Otherwise equip a 1/3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Warbot</text:p>
          </table:table-cell>
          <table:table-cell office:value-type="string">
            <text:p>Mech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Enrage: +1 Attack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hirlwind</text:p>
          </table:table-cell>
          <table:table-cell office:value-type="string">
            <text:p>SPEL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al 1 damage to ALL enemies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Armorsmith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Whenever a friendly minion takes damage, gain 1 Armor.</text:p>
          </table:table-cell>
        </table:table-row>
        <table:table-row table:style-name="ro2">
          <table:table-cell/>
          <table:table-cell office:value-type="string">
            <text:p>1-Common</text:p>
          </table:table-cell>
          <table:table-cell office:value-type="string">
            <text:p>Battle R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raw a card for each damaged friendly character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leav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two random enemy minions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Commanding Shout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Your minions can't be reduced below 1 Health this turn. Draw a card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Cruel Taskmaster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string">
            <text:p>Battlecry: Deal 1 damage to a minion and give it +2 Attack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Fiery War Axe</text:p>
          </table:table-cell>
          <table:table-cell office:value-type="string">
            <text:p>WEAPO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Heroic Strik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your hero +4 Attack this turn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Rampage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ive a damaged minion +3/+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Slam</text:p>
          </table:table-cell>
          <table:table-cell office:value-type="string">
            <text:p>SPELL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Deal 2 damage to a minion. If it survives, draw a card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ouncing Blad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Deal 1 damage to a random minion. Repeat until a minion dies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Charge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ive a friendly minion +2 Attack and Charge.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-Rare</text:p>
          </table:table-cell>
          <table:table-cell office:value-type="string">
            <text:p>Frothing Berserk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Whenever a minion takes damage, gain +1 Atta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Ogre Warmaul</text:p>
          </table:table-cell>
          <table:table-cell office:value-type="string">
            <text:p>WEAPO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50% chance to attack the wrong enemy.</text:p>
          </table:table-cell>
        </table:table-row>
        <table:table-row table:style-name="ro2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Shield Block</text:p>
          </table:table-cell>
          <table:table-cell office:value-type="string">
            <text:p>SPELL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Gain 5 Armor. Draw a card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Warsong Commander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Whenever you summon a minion with 3 or less Attack, give it Char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-Common</text:p>
          </table:table-cell>
          <table:table-cell office:value-type="string">
            <text:p>Arathi Weaponsmith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Battlecry: Equip a 2/2 weapon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Common</text:p>
          </table:table-cell>
          <table:table-cell office:value-type="string">
            <text:p>Death's Bite</text:p>
          </table:table-cell>
          <table:table-cell office:value-type="string">
            <text:p>WEAPON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Deathrattle: Deal 1 damage to all minions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Kor'kron Elite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Charg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Mortal Strike</text:p>
          </table:table-cell>
          <table:table-cell office:value-type="string">
            <text:p>SPELL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Deal 4 damage. If you have 12 or less Health, deal 6 instead.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crewjank Clunker</text:p>
          </table:table-cell>
          <table:table-cell office:value-type="string">
            <text:p>Mec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Battlecry: Give a friendly Mech +2/+2.</text:p>
          </table:table-cell>
        </table:table-row>
        <table:table-row table:style-name="ro1">
          <table:table-cell office:value-type="string">
            <text:p>--</text:p>
          </table:table-cell>
          <table:table-cell office:value-type="string">
            <text:p>0-Basic</text:p>
          </table:table-cell>
          <table:table-cell office:value-type="string">
            <text:p>Arcanite Reaper</text:p>
          </table:table-cell>
          <table:table-cell office:value-type="string">
            <text:p>WEAPON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Brawl</text:p>
          </table:table-cell>
          <table:table-cell office:value-type="string">
            <text:p>SPELL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Destroy all minions except one. (chosen randomly)</text:p>
          </table:table-cell>
        </table:table-row>
        <table:table-row table:style-name="ro1">
          <table:table-cell/>
          <table:table-cell office:value-type="string">
            <text:p>2-Rare</text:p>
          </table:table-cell>
          <table:table-cell office:value-type="string">
            <text:p>Siege Engine</text:p>
          </table:table-cell>
          <table:table-cell office:value-type="string">
            <text:p>Mech</text:p>
          </table:table-cell>
          <table:table-cell table:number-columns-repeated="3" office:value-type="float" office:value="5">
            <text:p>5</text:p>
          </table:table-cell>
          <table:table-cell office:value-type="string">
            <text:p>Whenever you gain Armor, give this minion +1 Attack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Iron Juggernaut</text:p>
          </table:table-cell>
          <table:table-cell office:value-type="string">
            <text:p>Mech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Battlecry: Shuffle a Mine into your opponent's deck. When Drawn, it explodes for 10 damage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-Rare</text:p>
          </table:table-cell>
          <table:table-cell office:value-type="string">
            <text:p>Shieldmaiden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Battlecry: Gain 5 Armor.</text:p>
          </table:table-cell>
        </table:table-row>
        <table:table-row table:style-name="ro2">
          <table:table-cell/>
          <table:table-cell office:value-type="string">
            <text:p>3-Epic</text:p>
          </table:table-cell>
          <table:table-cell office:value-type="string">
            <text:p>Crush</text:p>
          </table:table-cell>
          <table:table-cell office:value-type="string">
            <text:p>SPELL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Destroy a minion. If you have a damaged minion, this costs (4) less.</text:p>
          </table:table-cell>
        </table:table-row>
        <table:table-row table:style-name="ro1">
          <table:table-cell/>
          <table:table-cell office:value-type="string">
            <text:p>3-Epic</text:p>
          </table:table-cell>
          <table:table-cell office:value-type="string">
            <text:p>Gorehowl</text:p>
          </table:table-cell>
          <table:table-cell office:value-type="string">
            <text:p>WEAPON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ttacking a minion costs 1 Attack instead of 1 Durability.</text:p>
          </table:table-cell>
        </table:table-row>
        <table:table-row table:style-name="ro1">
          <table:table-cell/>
          <table:table-cell office:value-type="string">
            <text:p>4-Legendary</text:p>
          </table:table-cell>
          <table:table-cell office:value-type="string">
            <text:p>Grommash Hellscream</text:p>
          </table:table-cell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Charge, Enrage: +6 attack</text:p>
          </table:table-cell>
        </table:table-row>
        <table:table-row table:style-name="ro2" table:number-rows-repeated="1048540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1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1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1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1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1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1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1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1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1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1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104853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.A1:All.H231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1" table:target-range-address="Druid.A1:Druid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2" table:target-range-address="Hunter.A1:Hunter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3" table:target-range-address="Mage.A1:Mag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4" table:target-range-address="Paladin.A1:Paladin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5" table:target-range-address="Priest.A1:Priest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6" table:target-range-address="Rogue.A1:Rogue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7" table:target-range-address="Shaman.A1:Shaman.H35">
          <table:sort>
            <table:sort-by table:field-number="4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8" table:target-range-address="Warlock.A1:Warlock.H35">
          <table:sort>
            <table:sort-by table:field-number="4" table:data-type="automatic"/>
            <table:sort-by table:field-number="2" table:data-type="automatic"/>
          </table:sort>
        </table:database-range>
        <table:database-range table:name="__Anonymous_Sheet_DB__9" table:target-range-address="Warrior.A1:Warrior.H35">
          <table:sort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13T09:15:42</dc:date>
    <meta:editing-duration>P5DT3H16M41S</meta:editing-duration>
    <meta:editing-cycles>19</meta:editing-cycles>
    <meta:generator>LibreOffice/3.5$Linux_X86_64 LibreOffice_project/350m1$Build-2</meta:generator>
    <meta:document-statistic meta:table-count="11" meta:cell-count="3715" meta:object-count="0"/>
  </office:meta>
</office:document-meta>
</file>